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015in" svg:height="5.7823in" svg:x="0.4264in" svg:y="1.8409in">
            <draw:object draw:notify-on-update-of-ranges="Sheet1.A4:Sheet1.A4 Sheet1.B4:Sheet1.H4 Sheet1.A5:Sheet1.A5 Sheet1.B5:Sheet1.H5 Sheet1.A6:Sheet1.A6 Sheet1.B6:Sheet1.H6 Sheet1.A7:Sheet1.A7 Sheet1.B7:Sheet1.H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015in" svg:height="5.7748in" svg:x="8.9689in" svg:y="1.8303in">
            <draw:object draw:notify-on-update-of-ranges="Sheet1.B4:Sheet1.H4 Sheet1.A6:Sheet1.A6 Sheet1.B6:Sheet1.H6 Sheet1.A7:Sheet1.A7 Sheet1.B7:Sheet1.H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Number of color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table:style-name="ce3" office:value-type="string" calcext:value-type="string" table:number-columns-spanned="7" table:number-rows-spanned="1">
            <text:p>Number of fields</text:p>
          </table:table-cell>
          <table:covered-table-cell table:number-columns-repeated="6" table:style-name="ce1"/>
        </table:table-row>
        <table:table-row table:style-name="ro1">
          <table:table-cell table:style-name="ce2" office:value-type="string" calcext:value-type="string">
            <text:p>Solver typ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Brute-force</text:p>
          </table:table-cell>
          <table:table-cell table:formula="of:=[.B9]/2" office:value-type="float" office:value="50" calcext:value-type="float">
            <text:p>50</text:p>
          </table:table-cell>
          <table:table-cell table:formula="of:=[.C9]/2" office:value-type="float" office:value="5000" calcext:value-type="float">
            <text:p>5000</text:p>
          </table:table-cell>
          <table:table-cell table:formula="of:=[.D9]/2" office:value-type="float" office:value="50000000" calcext:value-type="float">
            <text:p>50000000</text:p>
          </table:table-cell>
          <table:table-cell table:formula="of:=[.E9]/2" office:value-type="float" office:value="5000000000000000" calcext:value-type="float">
            <text:p>5000000000000000</text:p>
          </table:table-cell>
          <table:table-cell table:formula="of:=[.F9]/2" office:value-type="float" office:value="5E+031" calcext:value-type="float">
            <text:p>5E+031</text:p>
          </table:table-cell>
          <table:table-cell table:formula="of:=[.G9]/2" office:value-type="float" office:value="5E+063" calcext:value-type="float">
            <text:p>5E+063</text:p>
          </table:table-cell>
          <table:table-cell table:formula="of:=[.H9]/2" office:value-type="float" office:value="5E+127" calcext:value-type="float">
            <text:p>5E+127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48" calcext:value-type="float">
            <text:p>248</text:p>
          </table:table-cell>
          <table:table-cell office:value-type="float" office:value="1242" calcext:value-type="float">
            <text:p>1242</text:p>
          </table:table-cell>
          <table:table-cell office:value-type="float" office:value="5830" calcext:value-type="float">
            <text:p>5830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string" calcext:value-type="string">
            <text:p>Optima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mber of possibilities</text:p>
          </table:table-cell>
          <table:table-cell table:formula="of:=POWER([.$B$1];[.B4])" office:value-type="float" office:value="100" calcext:value-type="float">
            <text:p>100</text:p>
          </table:table-cell>
          <table:table-cell table:formula="of:=POWER([.$B$1];[.C4])" office:value-type="float" office:value="10000" calcext:value-type="float">
            <text:p>10000</text:p>
          </table:table-cell>
          <table:table-cell table:formula="of:=POWER([.$B$1];[.D4])" office:value-type="float" office:value="100000000" calcext:value-type="float">
            <text:p>100000000</text:p>
          </table:table-cell>
          <table:table-cell table:formula="of:=POWER([.$B$1];[.E4])" office:value-type="float" office:value="1E+016" calcext:value-type="float">
            <text:p>1E+016</text:p>
          </table:table-cell>
          <table:table-cell table:formula="of:=POWER([.$B$1];[.F4])" office:value-type="float" office:value="1E+032" calcext:value-type="float">
            <text:p>1E+032</text:p>
          </table:table-cell>
          <table:table-cell table:formula="of:=POWER([.$B$1];[.G4])" office:value-type="float" office:value="1E+064" calcext:value-type="float">
            <text:p>1E+064</text:p>
          </table:table-cell>
          <table:table-cell table:formula="of:=POWER([.$B$1];[.H4])" office:value-type="float" office:value="1E+128" calcext:value-type="float">
            <text:p>1E+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3T22:19:16.093272570</meta:creation-date>
    <dc:date>2020-11-13T23:21:07.529664475</dc:date>
    <meta:editing-duration>PT20M58S</meta:editing-duration>
    <meta:editing-cycles>4</meta:editing-cycles>
    <meta:generator>LibreOffice/7.0.2.2$Linux_X86_64 LibreOffice_project/00$Build-2</meta:generator>
    <meta:document-statistic meta:table-count="1" meta:cell-count="3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Ubuntu" style:font-style-name="Regular" fo:font-size="13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family="Ubuntu" style:font-style-name="Regular"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family="Ubuntu" style:font-style-name="Regular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Ubuntu" style:font-style-name="Regular" fo:font-size="9pt" style:font-size-asian="9pt" style:font-size-complex="9pt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Ubuntu" style:font-style-name="Regular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Ubuntu" style:font-style-name="Regular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59cm" svg:height="14.688cm" xlink:href=".." xlink:type="simple" chart:class="chart:line" chart:style-name="ch1">
        <chart:title svg:x="5.003cm" svg:y="0.429cm" chart:style-name="ch2">
          <text:p>Average number of tries needed to solve puzzle</text:p>
        </chart:title>
        <chart:subtitle svg:x="8.23cm" svg:y="1.501cm" chart:style-name="ch3">
          <text:p>Number of colors: 10</text:p>
        </chart:subtitle>
        <chart:legend chart:legend-position="end" svg:x="3.525cm" svg:y="2.981cm" style:legend-expansion="custom" svg:width="2.907cm" svg:height="1.516cm" style:legend-expansion-aspect-ratio="1.91754617414248" chart:style-name="ch4"/>
        <chart:plot-area chart:style-name="ch5" table:cell-range-address="Sheet1.A4:Sheet1.H7" chart:data-source-has-labels="both" svg:x="1.206cm" svg:y="2.476cm" svg:width="18.139cm" svg:height="10.962cm">
          <chart:coordinate-region svg:x="3.018cm" svg:y="2.662cm" svg:width="16.047cm" svg:height="10.155cm"/>
          <chart:axis chart:dimension="x" chart:name="primary-x" chart:style-name="ch6" chartooo:axis-type="auto">
            <chartooo:date-scale/>
            <chart:title svg:x="8.987cm" svg:y="13.731cm" chart:style-name="ch7">
              <text:p>Number of fields</text:p>
            </chart:title>
            <chart:categories table:cell-range-address="Sheet1.B4:Sheet1.H4"/>
          </chart:axis>
          <chart:axis chart:dimension="y" chart:name="primary-y" chart:style-name="ch8">
            <chart:title svg:x="0.265cm" svg:y="9.178cm" chart:style-name="ch9">
              <text:p>Number of tries</text:p>
            </chart:title>
            <chart:grid chart:style-name="ch10" chart:class="major"/>
          </chart:axis>
          <chart:series chart:style-name="ch11" chart:values-cell-range-address="Sheet1.B5:Sheet1.H5" chart:label-cell-address="Sheet1.A5:Sheet1.A5" chart:class="chart:line">
            <chart:data-point chart:repeated="7"/>
          </chart:series>
          <chart:series chart:style-name="ch12" chart:values-cell-range-address="Sheet1.B6:Sheet1.H6" chart:label-cell-address="Sheet1.A6:Sheet1.A6" chart:class="chart:line">
            <chart:data-point chart:repeated="7"/>
          </chart:series>
          <chart:series chart:style-name="ch13" chart:values-cell-range-address="Sheet1.B7:Sheet1.H7" chart:label-cell-address="Sheet1.A7:Sheet1.A7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B4:Sheet1.H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Brute-force</text:p>
                <draw:g>
                  <svg:desc>Sheet1.A5:Sheet1.A5</svg:desc>
                </draw:g>
              </table:table-cell>
              <table:table-cell office:value-type="float" office:value="50">
                <text:p>50</text:p>
                <draw:g>
                  <svg:desc>Sheet1.B5:Sheet1.H5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50000000">
                <text:p>50000000</text:p>
              </table:table-cell>
              <table:table-cell office:value-type="float" office:value="5000000000000000">
                <text:p>5000000000000000</text:p>
              </table:table-cell>
              <table:table-cell office:value-type="float" office:value="5E+031">
                <text:p>5E+031</text:p>
              </table:table-cell>
              <table:table-cell office:value-type="float" office:value="5E+063">
                <text:p>5E+063</text:p>
              </table:table-cell>
              <table:table-cell office:value-type="float" office:value="5E+127">
                <text:p>5E+127</text:p>
              </table:table-cell>
            </table:table-row>
            <table:table-row>
              <table:table-cell office:value-type="string">
                <text:p>Naive</text:p>
                <draw:g>
                  <svg:desc>Sheet1.A6:Sheet1.A6</svg:desc>
                </draw:g>
              </table:table-cell>
              <table:table-cell office:value-type="float" office:value="10">
                <text:p>10</text:p>
                <draw:g>
                  <svg:desc>Sheet1.B6:Sheet1.H6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248">
                <text:p>248</text:p>
              </table:table-cell>
              <table:table-cell office:value-type="float" office:value="1242">
                <text:p>1242</text:p>
              </table:table-cell>
              <table:table-cell office:value-type="float" office:value="5830">
                <text:p>583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Optimal</text:p>
                <draw:g>
                  <svg:desc>Sheet1.A7:Sheet1.A7</svg:desc>
                </draw:g>
              </table:table-cell>
              <table:table-cell office:value-type="float" office:value="NaN">
                <text:p>NaN</text:p>
                <draw:g>
                  <svg:desc>Sheet1.B7:Sheet1.H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Ubuntu" style:font-style-name="Regular" fo:font-size="13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family="Ubuntu" style:font-style-name="Regular"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Ubuntu" style:font-style-name="Regular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Ubuntu" style:font-style-name="Regular" fo:font-size="9pt" style:font-size-asian="9pt" style:font-size-complex="9pt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Ubuntu" style:font-style-name="Regular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59cm" svg:height="14.669cm" xlink:href=".." xlink:type="simple" chart:class="chart:line" chart:style-name="ch1">
        <chart:title svg:x="5.003cm" svg:y="0.429cm" chart:style-name="ch2">
          <text:p>Average number of tries needed to solve puzzle</text:p>
        </chart:title>
        <chart:subtitle svg:x="8.23cm" svg:y="1.501cm" chart:style-name="ch3">
          <text:p>Number of colors: 10</text:p>
        </chart:subtitle>
        <chart:legend chart:legend-position="end" svg:x="3.046cm" svg:y="3.204cm" style:legend-expansion="custom" svg:width="2.404cm" svg:height="1.044cm" style:legend-expansion-aspect-ratio="2.30268199233716" chart:style-name="ch4"/>
        <chart:plot-area chart:style-name="ch5" table:cell-range-address="Sheet1.B4:Sheet1.H4 Sheet1.A6:Sheet1.H7" chart:data-source-has-labels="both" svg:x="1.021cm" svg:y="2.477cm" svg:width="18.407cm" svg:height="10.943cm">
          <chart:coordinate-region svg:x="2.383cm" svg:y="2.663cm" svg:width="16.765cm" svg:height="10.136cm"/>
          <chart:axis chart:dimension="x" chart:name="primary-x" chart:style-name="ch6" chartooo:axis-type="auto">
            <chartooo:date-scale/>
            <chart:title svg:x="8.936cm" svg:y="13.713cm" chart:style-name="ch7">
              <text:p>Number of fields</text:p>
            </chart:title>
            <chart:categories table:cell-range-address="Sheet1.B4:Sheet1.H4"/>
          </chart:axis>
          <chart:axis chart:dimension="y" chart:name="primary-y" chart:style-name="ch8">
            <chart:title svg:x="0.08cm" svg:y="9.169cm" chart:style-name="ch9">
              <text:p>Number of tries</text:p>
            </chart:title>
            <chart:grid chart:style-name="ch10" chart:class="major"/>
          </chart:axis>
          <chart:series chart:style-name="ch11" chart:values-cell-range-address="Sheet1.B6:Sheet1.H6" chart:label-cell-address="Sheet1.A6:Sheet1.A6" chart:class="chart:line">
            <chart:data-point chart:repeated="7"/>
          </chart:series>
          <chart:series chart:style-name="ch12" chart:values-cell-range-address="Sheet1.B7:Sheet1.H7" chart:label-cell-address="Sheet1.A7:Sheet1.A7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B4:Sheet1.H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Naive</text:p>
                <draw:g>
                  <svg:desc>Sheet1.A6:Sheet1.A6</svg:desc>
                </draw:g>
              </table:table-cell>
              <table:table-cell office:value-type="float" office:value="10">
                <text:p>10</text:p>
                <draw:g>
                  <svg:desc>Sheet1.B6:Sheet1.H6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248">
                <text:p>248</text:p>
              </table:table-cell>
              <table:table-cell office:value-type="float" office:value="1242">
                <text:p>1242</text:p>
              </table:table-cell>
              <table:table-cell office:value-type="float" office:value="5830">
                <text:p>583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Optimal</text:p>
                <draw:g>
                  <svg:desc>Sheet1.A7:Sheet1.A7</svg:desc>
                </draw:g>
              </table:table-cell>
              <table:table-cell office:value-type="float" office:value="NaN">
                <text:p>NaN</text:p>
                <draw:g>
                  <svg:desc>Sheet1.B7:Sheet1.H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